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2" style:family="graphic" style:parent-style-name="standard">
      <style:graphic-properties draw:stroke="none" draw:fill="solid" draw:fill-color="#b3b3b3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none" draw:fill="solid" draw:fill-color="#e6e6e6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cccccc"/>
    </style:style>
    <style:style style:name="gr8" style:family="graphic" style:parent-style-name="standard">
      <style:graphic-properties draw:stroke="solid" svg:stroke-width="0.003cm" svg:stroke-color="#ffffff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b3b3b3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solid" draw:fill-color="#cccccc"/>
    </style:style>
    <style:style style:name="P6" style:family="paragraph">
      <loext:graphic-properties draw:fill="solid" draw:fill-color="#e6e6e6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paragraph-properties fo:line-height="100%"/>
      <style:text-properties fo:font-size="18pt" style:font-size-asian="18pt" style:font-size-complex="18pt"/>
    </style:style>
    <style:style style:name="P9" style:family="paragraph">
      <loext:graphic-properties draw:fill="solid" draw:fill-color="#cccccc"/>
      <style:paragraph-properties fo:line-height="100%"/>
      <style:text-properties fo:font-size="18pt" style:font-size-asian="18pt" style:font-size-complex="18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cm" svg:height="27.7cm" svg:x="0.998cm" svg:y="0.998cm" svg:viewBox="0 0 19001 27701" draw:points="9501,27701 0,27701 0,0 19001,0 19001,27701">
          <text:p/>
        </draw:polygon>
        <draw:polygon draw:style-name="gr1" draw:text-style-name="P1" draw:layer="layout" svg:width="19cm" svg:height="3.203cm" svg:x="0.998cm" svg:y="0.998cm" svg:viewBox="0 0 19001 3204" draw:points="9501,3204 0,3204 0,0 19001,0 19001,3204">
          <text:p/>
        </draw:polygon>
        <draw:polygon draw:style-name="gr2" draw:text-style-name="P2" draw:layer="layout" svg:width="12.919cm" svg:height="0.974cm" svg:x="0.998cm" svg:y="1.89cm" svg:viewBox="0 0 12920 975" draw:points="0,0 12920,0 12920,975 0,975">
          <text:p/>
        </draw:polygon>
        <draw:frame draw:style-name="gr3" draw:text-style-name="P4" draw:layer="layout" svg:width="9.718cm" svg:height="0.712cm" svg:x="5.641cm" svg:y="1.062cm">
          <draw:text-box>
            <text:p text:style-name="P3"><text:span text:style-name="T1">Réaliser le plan de votre Médaille :</text:span></text:p>
          </draw:text-box>
        </draw:frame>
        <draw:polygon draw:style-name="gr2" draw:text-style-name="P2" draw:layer="layout" svg:width="6.081cm" svg:height="0.974cm" svg:x="13.917cm" svg:y="1.89cm" svg:viewBox="0 0 6082 975" draw:points="0,0 6082,0 6082,975 0,975">
          <text:p/>
        </draw:polygon>
        <draw:frame draw:style-name="gr3" draw:text-style-name="P4" draw:layer="layout" svg:width="1.903cm" svg:height="0.712cm" svg:x="1.249cm" svg:y="2.022cm">
          <draw:text-box>
            <text:p text:style-name="P3"><text:span text:style-name="T1">Critère</text:span></text:p>
          </draw:text-box>
        </draw:frame>
        <draw:polygon draw:style-name="gr4" draw:text-style-name="P5" draw:layer="layout" svg:width="12.919cm" svg:height="0.97cm" svg:x="0.998cm" svg:y="2.864cm" svg:viewBox="0 0 12920 971" draw:points="0,0 12920,0 12920,971 0,971">
          <text:p/>
        </draw:polygon>
        <draw:frame draw:style-name="gr3" draw:text-style-name="P4" draw:layer="layout" svg:width="3.452cm" svg:height="0.712cm" svg:x="15.258cm" svg:y="2.022cm">
          <draw:text-box>
            <text:p text:style-name="P3"><text:span text:style-name="T1">Validé /Note</text:span></text:p>
          </draw:text-box>
        </draw:frame>
        <draw:polygon draw:style-name="gr4" draw:text-style-name="P5" draw:layer="layout" svg:width="6.081cm" svg:height="0.97cm" svg:x="13.917cm" svg:y="2.864cm" svg:viewBox="0 0 6082 971" draw:points="0,0 6082,0 6082,971 0,971">
          <text:p/>
        </draw:polygon>
        <draw:polygon draw:style-name="gr5" draw:text-style-name="P6" draw:layer="layout" svg:width="12.919cm" svg:height="0.974cm" svg:x="0.998cm" svg:y="3.834cm" svg:viewBox="0 0 12920 975" draw:points="0,0 12920,0 12920,975 0,975">
          <text:p/>
        </draw:polygon>
        <draw:frame draw:style-name="gr6" draw:text-style-name="P7" draw:layer="layout" svg:width="7.305cm" svg:height="0.475cm" svg:x="1.249cm" svg:y="3.113cm">
          <draw:text-box>
            <text:p text:style-name="P3"><text:span text:style-name="T2">Chaque pièce doit respecter le thème :</text:span></text:p>
          </draw:text-box>
        </draw:frame>
        <draw:polygon draw:style-name="gr5" draw:text-style-name="P6" draw:layer="layout" svg:width="6.081cm" svg:height="0.974cm" svg:x="13.917cm" svg:y="3.834cm" svg:viewBox="0 0 6082 975" draw:points="0,0 6082,0 6082,975 0,975">
          <text:p/>
        </draw:polygon>
        <draw:polygon draw:style-name="gr4" draw:text-style-name="P5" draw:layer="layout" svg:width="12.919cm" svg:height="0.97cm" svg:x="0.998cm" svg:y="4.808cm" svg:viewBox="0 0 12920 971" draw:points="0,0 12920,0 12920,971 0,971">
          <text:p/>
        </draw:polygon>
        <draw:frame draw:style-name="gr6" draw:text-style-name="P7" draw:layer="layout" svg:width="9.392cm" svg:height="0.475cm" svg:x="1.249cm" svg:y="4.087cm">
          <draw:text-box>
            <text:p text:style-name="P3"><text:span text:style-name="T2">Permettre à chaque parties de s'accrocher au cou</text:span></text:p>
          </draw:text-box>
        </draw:frame>
        <draw:polygon draw:style-name="gr4" draw:text-style-name="P5" draw:layer="layout" svg:width="6.081cm" svg:height="0.97cm" svg:x="13.917cm" svg:y="4.808cm" svg:viewBox="0 0 6082 971" draw:points="0,0 6082,0 6082,971 0,971">
          <text:p/>
        </draw:polygon>
        <draw:polygon draw:style-name="gr5" draw:text-style-name="P6" draw:layer="layout" svg:width="12.919cm" svg:height="0.974cm" svg:x="0.998cm" svg:y="5.778cm" svg:viewBox="0 0 12920 975" draw:points="0,0 12920,0 12920,975 0,975">
          <text:p/>
        </draw:polygon>
        <draw:frame draw:style-name="gr6" draw:text-style-name="P7" draw:layer="layout" svg:width="12.177cm" svg:height="0.475cm" svg:x="1.249cm" svg:y="5.057cm">
          <draw:text-box>
            <text:p text:style-name="P3"><text:span text:style-name="T2">Les 3 parties doivent pouvoir s'assembler pour former 1 médaille</text:span></text:p>
          </draw:text-box>
        </draw:frame>
        <draw:polygon draw:style-name="gr5" draw:text-style-name="P6" draw:layer="layout" svg:width="6.081cm" svg:height="0.974cm" svg:x="13.917cm" svg:y="5.778cm" svg:viewBox="0 0 6082 975" draw:points="0,0 6082,0 6082,975 0,975">
          <text:p/>
        </draw:polygon>
        <draw:polygon draw:style-name="gr7" draw:text-style-name="P9" draw:layer="layout" svg:width="12.919cm" svg:height="0.97cm" svg:x="0.998cm" svg:y="6.752cm" svg:viewBox="0 0 12920 971" draw:points="0,0 12920,0 12920,971 0,971">
          <text:p text:style-name="P8"><text:span text:style-name="T3"><text:s/></text:span><text:span text:style-name="T3">Nom : </text:span><text:span text:style-name="T3"><text:tab/></text:span><text:span text:style-name="T3"><text:tab/></text:span><text:span text:style-name="T3"><text:tab/></text:span><text:span text:style-name="T3"><text:tab/></text:span><text:span text:style-name="T3">Prénom :</text:span></text:p>
        </draw:polygon>
        <draw:frame draw:style-name="gr6" draw:text-style-name="P7" draw:layer="layout" svg:width="6.267cm" svg:height="0.475cm" svg:x="1.249cm" svg:y="6.03cm">
          <draw:text-box>
            <text:p text:style-name="P3"><text:span text:style-name="T2">La modélisation doit être légendé</text:span></text:p>
          </draw:text-box>
        </draw:frame>
        <draw:polygon draw:style-name="gr4" draw:text-style-name="P5" draw:layer="layout" svg:width="6.081cm" svg:height="0.97cm" svg:x="13.917cm" svg:y="6.752cm" svg:viewBox="0 0 6082 971" draw:points="0,0 6082,0 6082,971 0,971">
          <text:p/>
        </draw:polygon>
        <draw:frame draw:style-name="gr3" draw:text-style-name="P4" draw:layer="layout" svg:width="1.695cm" svg:height="0.712cm" svg:x="13.9cm" svg:y="6.9cm">
          <draw:text-box>
            <text:p text:style-name="P3"><text:span text:style-name="T1">Note :</text:span></text:p>
          </draw:text-box>
        </draw:frame>
        <draw:line draw:style-name="gr8" draw:text-style-name="P1" draw:layer="layout" svg:x1="0.998cm" svg:y1="1.89cm" svg:x2="0.998cm" svg:y2="2.864cm">
          <text:p/>
        </draw:line>
        <draw:line draw:style-name="gr8" draw:text-style-name="P1" draw:layer="layout" svg:x1="13.917cm" svg:y1="1.89cm" svg:x2="13.917cm" svg:y2="2.864cm">
          <text:p/>
        </draw:line>
        <draw:line draw:style-name="gr8" draw:text-style-name="P1" draw:layer="layout" svg:x1="0.998cm" svg:y1="1.89cm" svg:x2="13.917cm" svg:y2="1.89cm">
          <text:p/>
        </draw:line>
        <draw:line draw:style-name="gr8" draw:text-style-name="P1" draw:layer="layout" svg:x1="13.917cm" svg:y1="1.89cm" svg:x2="13.917cm" svg:y2="2.864cm">
          <text:p/>
        </draw:line>
        <draw:line draw:style-name="gr8" draw:text-style-name="P1" draw:layer="layout" svg:x1="19.998cm" svg:y1="1.89cm" svg:x2="19.998cm" svg:y2="2.864cm">
          <text:p/>
        </draw:line>
        <draw:line draw:style-name="gr8" draw:text-style-name="P1" draw:layer="layout" svg:x1="13.917cm" svg:y1="1.89cm" svg:x2="19.998cm" svg:y2="1.89cm">
          <text:p/>
        </draw:line>
        <draw:line draw:style-name="gr8" draw:text-style-name="P1" draw:layer="layout" svg:x1="0.998cm" svg:y1="2.864cm" svg:x2="0.998cm" svg:y2="3.834cm">
          <text:p/>
        </draw:line>
        <draw:line draw:style-name="gr8" draw:text-style-name="P1" draw:layer="layout" svg:x1="13.917cm" svg:y1="2.864cm" svg:x2="13.917cm" svg:y2="3.834cm">
          <text:p/>
        </draw:line>
        <draw:line draw:style-name="gr8" draw:text-style-name="P1" draw:layer="layout" svg:x1="0.998cm" svg:y1="2.864cm" svg:x2="13.917cm" svg:y2="2.864cm">
          <text:p/>
        </draw:line>
        <draw:line draw:style-name="gr8" draw:text-style-name="P1" draw:layer="layout" svg:x1="13.917cm" svg:y1="2.864cm" svg:x2="13.917cm" svg:y2="3.834cm">
          <text:p/>
        </draw:line>
        <draw:line draw:style-name="gr8" draw:text-style-name="P1" draw:layer="layout" svg:x1="19.998cm" svg:y1="2.864cm" svg:x2="19.998cm" svg:y2="3.834cm">
          <text:p/>
        </draw:line>
        <draw:line draw:style-name="gr8" draw:text-style-name="P1" draw:layer="layout" svg:x1="13.917cm" svg:y1="2.864cm" svg:x2="19.998cm" svg:y2="2.864cm">
          <text:p/>
        </draw:line>
        <draw:line draw:style-name="gr8" draw:text-style-name="P1" draw:layer="layout" svg:x1="0.998cm" svg:y1="3.834cm" svg:x2="0.998cm" svg:y2="4.808cm">
          <text:p/>
        </draw:line>
        <draw:line draw:style-name="gr8" draw:text-style-name="P1" draw:layer="layout" svg:x1="13.917cm" svg:y1="3.834cm" svg:x2="13.917cm" svg:y2="4.808cm">
          <text:p/>
        </draw:line>
        <draw:line draw:style-name="gr8" draw:text-style-name="P1" draw:layer="layout" svg:x1="0.998cm" svg:y1="3.834cm" svg:x2="13.917cm" svg:y2="3.834cm">
          <text:p/>
        </draw:line>
        <draw:line draw:style-name="gr8" draw:text-style-name="P1" draw:layer="layout" svg:x1="13.917cm" svg:y1="3.834cm" svg:x2="13.917cm" svg:y2="4.808cm">
          <text:p/>
        </draw:line>
        <draw:line draw:style-name="gr8" draw:text-style-name="P1" draw:layer="layout" svg:x1="19.998cm" svg:y1="3.834cm" svg:x2="19.998cm" svg:y2="4.808cm">
          <text:p/>
        </draw:line>
        <draw:line draw:style-name="gr8" draw:text-style-name="P1" draw:layer="layout" svg:x1="13.917cm" svg:y1="3.834cm" svg:x2="19.998cm" svg:y2="3.834cm">
          <text:p/>
        </draw:line>
        <draw:line draw:style-name="gr8" draw:text-style-name="P1" draw:layer="layout" svg:x1="0.998cm" svg:y1="4.808cm" svg:x2="0.998cm" svg:y2="5.778cm">
          <text:p/>
        </draw:line>
        <draw:line draw:style-name="gr8" draw:text-style-name="P1" draw:layer="layout" svg:x1="13.917cm" svg:y1="4.808cm" svg:x2="13.917cm" svg:y2="5.778cm">
          <text:p/>
        </draw:line>
        <draw:line draw:style-name="gr8" draw:text-style-name="P1" draw:layer="layout" svg:x1="0.998cm" svg:y1="4.808cm" svg:x2="13.917cm" svg:y2="4.808cm">
          <text:p/>
        </draw:line>
        <draw:line draw:style-name="gr8" draw:text-style-name="P1" draw:layer="layout" svg:x1="13.917cm" svg:y1="4.808cm" svg:x2="13.917cm" svg:y2="5.778cm">
          <text:p/>
        </draw:line>
        <draw:line draw:style-name="gr8" draw:text-style-name="P1" draw:layer="layout" svg:x1="19.998cm" svg:y1="4.808cm" svg:x2="19.998cm" svg:y2="5.778cm">
          <text:p/>
        </draw:line>
        <draw:line draw:style-name="gr8" draw:text-style-name="P1" draw:layer="layout" svg:x1="13.917cm" svg:y1="4.808cm" svg:x2="19.998cm" svg:y2="4.808cm">
          <text:p/>
        </draw:line>
        <draw:line draw:style-name="gr8" draw:text-style-name="P1" draw:layer="layout" svg:x1="0.998cm" svg:y1="5.778cm" svg:x2="0.998cm" svg:y2="6.752cm">
          <text:p/>
        </draw:line>
        <draw:line draw:style-name="gr8" draw:text-style-name="P1" draw:layer="layout" svg:x1="13.917cm" svg:y1="5.778cm" svg:x2="13.917cm" svg:y2="6.752cm">
          <text:p/>
        </draw:line>
        <draw:line draw:style-name="gr8" draw:text-style-name="P1" draw:layer="layout" svg:x1="0.998cm" svg:y1="5.778cm" svg:x2="13.917cm" svg:y2="5.778cm">
          <text:p/>
        </draw:line>
        <draw:line draw:style-name="gr8" draw:text-style-name="P1" draw:layer="layout" svg:x1="13.917cm" svg:y1="5.778cm" svg:x2="13.917cm" svg:y2="6.752cm">
          <text:p/>
        </draw:line>
        <draw:line draw:style-name="gr8" draw:text-style-name="P1" draw:layer="layout" svg:x1="19.998cm" svg:y1="5.778cm" svg:x2="19.998cm" svg:y2="6.752cm">
          <text:p/>
        </draw:line>
        <draw:line draw:style-name="gr8" draw:text-style-name="P1" draw:layer="layout" svg:x1="13.917cm" svg:y1="5.778cm" svg:x2="19.998cm" svg:y2="5.778cm">
          <text:p/>
        </draw:line>
        <draw:line draw:style-name="gr8" draw:text-style-name="P1" draw:layer="layout" svg:x1="0.998cm" svg:y1="6.752cm" svg:x2="0.998cm" svg:y2="7.722cm">
          <text:p/>
        </draw:line>
        <draw:line draw:style-name="gr8" draw:text-style-name="P1" draw:layer="layout" svg:x1="0.998cm" svg:y1="7.722cm" svg:x2="13.917cm" svg:y2="7.722cm">
          <text:p/>
        </draw:line>
        <draw:line draw:style-name="gr8" draw:text-style-name="P1" draw:layer="layout" svg:x1="13.917cm" svg:y1="6.752cm" svg:x2="13.917cm" svg:y2="7.722cm">
          <text:p/>
        </draw:line>
        <draw:line draw:style-name="gr8" draw:text-style-name="P1" draw:layer="layout" svg:x1="0.998cm" svg:y1="6.752cm" svg:x2="13.917cm" svg:y2="6.752cm">
          <text:p/>
        </draw:line>
        <draw:line draw:style-name="gr8" draw:text-style-name="P1" draw:layer="layout" svg:x1="13.917cm" svg:y1="6.752cm" svg:x2="13.917cm" svg:y2="7.722cm">
          <text:p/>
        </draw:line>
        <draw:line draw:style-name="gr8" draw:text-style-name="P1" draw:layer="layout" svg:x1="13.917cm" svg:y1="7.722cm" svg:x2="19.998cm" svg:y2="7.722cm">
          <text:p/>
        </draw:line>
        <draw:line draw:style-name="gr8" draw:text-style-name="P1" draw:layer="layout" svg:x1="19.998cm" svg:y1="6.752cm" svg:x2="19.998cm" svg:y2="7.722cm">
          <text:p/>
        </draw:line>
        <draw:line draw:style-name="gr8" draw:text-style-name="P1" draw:layer="layout" svg:x1="13.917cm" svg:y1="6.752cm" svg:x2="19.998cm" svg:y2="6.752cm">
          <text:p/>
        </draw:line>
        <draw:frame draw:style-name="gr3" draw:text-style-name="P4" draw:layer="layout" svg:width="0.883cm" svg:height="0.712cm" svg:x="18.87cm" svg:y="6.883cm">
          <draw:text-box>
            <text:p text:style-name="P3"><text:span text:style-name="T1">/20</text:span></text:p>
          </draw:text-box>
        </draw:frame>
        <draw:frame draw:style-name="gr3" draw:text-style-name="P4" draw:layer="layout" svg:width="0.634cm" svg:height="0.712cm" svg:x="18.871cm" svg:y="5.883cm">
          <draw:text-box>
            <text:p text:style-name="P3"><text:span text:style-name="T1">/6</text:span></text:p>
          </draw:text-box>
        </draw:frame>
        <draw:frame draw:style-name="gr3" draw:text-style-name="P4" draw:layer="layout" svg:width="0.634cm" svg:height="0.712cm" svg:x="18.872cm" svg:y="4.883cm">
          <draw:text-box>
            <text:p text:style-name="P3"><text:span text:style-name="T1">/5</text:span></text:p>
          </draw:text-box>
        </draw:frame>
        <draw:frame draw:style-name="gr3" draw:text-style-name="P4" draw:layer="layout" svg:width="0.634cm" svg:height="0.712cm" svg:x="18.873cm" svg:y="3.883cm">
          <draw:text-box>
            <text:p text:style-name="P3"><text:span text:style-name="T1">/5</text:span></text:p>
          </draw:text-box>
        </draw:frame>
        <draw:frame draw:style-name="gr3" draw:text-style-name="P4" draw:layer="layout" svg:width="0.634cm" svg:height="0.712cm" svg:x="18.874cm" svg:y="2.883cm">
          <draw:text-box>
            <text:p text:style-name="P3"><text:span text:style-name="T1">/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7T20:20:26.729000000</dc:date>
    <meta:editing-duration>PT4M30S</meta:editing-duration>
    <meta:editing-cycles>2</meta:editing-cycles>
    <meta:generator>LibreOffice/5.2.7.2$Windows_x86 LibreOffice_project/2b7f1e640c46ceb28adf43ee075a6e8b8439ed10</meta:generator>
    <meta:document-statistic meta:object-count="65"/>
  </office:meta>
</office:document-meta>
</file>